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27" calcext:value-type="float">
            <text:p>1.227</text:p>
          </table:table-cell>
          <table:table-cell table:style-name="ce22" office:value-type="percentage" office:value="-0.0503" calcext:value-type="percentage">
            <text:p>-5.03%</text:p>
          </table:table-cell>
          <table:table-cell table:style-name="ce26" office:value-type="float" office:value="6.41" calcext:value-type="float">
            <text:p>6.41</text:p>
          </table:table-cell>
          <table:table-cell table:style-name="ce22" office:value-type="percentage" office:value="0.6735" calcext:value-type="percentage">
            <text:p>67.35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75" calcext:value-type="float" table:number-columns-spanned="4" table:number-rows-spanned="1">
            <text:p>1.27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69" calcext:value-type="percentage" table:number-columns-spanned="5" table:number-rows-spanned="1">
            <text:p>-4.6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38" calcext:value-type="percentage" table:number-columns-spanned="1" table:number-rows-spanned="5">
            <text:p>18.38%</text:p>
          </table:table-cell>
          <table:table-cell office:value-type="string" calcext:value-type="string">
            <text:p>民生银行</text:p>
          </table:table-cell>
          <table:table-cell office:value-type="percentage" office:value="0.0367" calcext:value-type="percentage">
            <text:p>3.67%</text:p>
          </table:table-cell>
          <table:table-cell office:value-type="float" office:value="7.075" calcext:value-type="float">
            <text:p>7.075</text:p>
          </table:table-cell>
          <table:table-cell office:value-type="float" office:value="6.03" calcext:value-type="float">
            <text:p>6.030</text:p>
          </table:table-cell>
          <table:table-cell office:value-type="percentage" office:value="-0.0489" calcext:value-type="percentage">
            <text:p>-4.89%</text:p>
          </table:table-cell>
          <table:table-cell table:formula="of:=IF([.E6]&gt;0;[.F6]/[.E6]-1.0014;([.F6]-[.E6]))" office:value-type="percentage" office:value="-0.149103180212014" calcext:value-type="percentage">
            <text:p>-14.9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16" calcext:value-type="float">
            <text:p>29.160</text:p>
          </table:table-cell>
          <table:table-cell office:value-type="percentage" office:value="-0.0499" calcext:value-type="percentage">
            <text:p>-4.99%</text:p>
          </table:table-cell>
          <table:table-cell table:formula="of:=IF([.E7]&gt;0;[.F7]/[.E7]-1.0014;([.F7]-[.E7]))" office:value-type="percentage" office:value="0.0856456663560112" calcext:value-type="percentage">
            <text:p>8.5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9.16" calcext:value-type="float">
            <text:p>29.160</text:p>
          </table:table-cell>
          <table:table-cell office:value-type="percentage" office:value="-0.0499" calcext:value-type="percentage">
            <text:p>-4.99%</text:p>
          </table:table-cell>
          <table:table-cell table:formula="of:=IF([.E8]&gt;0;[.F8]/[.E8]-1.0014;([.F8]-[.E8]))" office:value-type="percentage" office:value="0.0750914353219136" calcext:value-type="percentage">
            <text:p>7.5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.571" calcext:value-type="float">
            <text:p>3.571</text:p>
          </table:table-cell>
          <table:table-cell office:value-type="float" office:value="3.74" calcext:value-type="float">
            <text:p>3.740</text:p>
          </table:table-cell>
          <table:table-cell office:value-type="percentage" office:value="-0.0386" calcext:value-type="percentage">
            <text:p>-3.86%</text:p>
          </table:table-cell>
          <table:table-cell table:style-name="ce56" table:formula="of:=IF([.E9]&gt;0;[.F9]/[.E9]-1.0014;([.F9]-[.E9]))" office:value-type="percentage" office:value="0.0459256790814897" calcext:value-type="percentage">
            <text:p>4.59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46375" calcext:value-type="float">
            <text:p>4.464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3" calcext:value-type="float">
            <text:p>10.300</text:p>
          </table:table-cell>
          <table:table-cell office:value-type="percentage" office:value="-0.0679" calcext:value-type="percentage">
            <text:p>-6.79%</text:p>
          </table:table-cell>
          <table:table-cell table:formula="of:=IF([.E10]&gt;0;[.F10]/[.E10]-1.0014;([.F10]-[.E10]))" office:value-type="percentage" office:value="0.00751370359486736" calcext:value-type="percentage">
            <text:p>0.7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57" calcext:value-type="percentage" table:number-columns-spanned="1" table:number-rows-spanned="5">
            <text:p>10.57%</text:p>
          </table:table-cell>
          <table:table-cell office:value-type="string" calcext:value-type="string">
            <text:p>中国平安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3.87" calcext:value-type="float">
            <text:p>63.870</text:p>
          </table:table-cell>
          <table:table-cell office:value-type="percentage" office:value="-0.0676" calcext:value-type="percentage">
            <text:p>-6.76%</text:p>
          </table:table-cell>
          <table:table-cell table:style-name="ce42" table:formula="of:=IF([.E11]&gt;0;[.F11]/[.E11]-1.0014;([.F11]-[.E11]))" office:value-type="percentage" office:value="0.0109953842252091" calcext:value-type="percentage">
            <text:p>1.10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34.5" calcext:value-type="float">
            <text:p>34.500</text:p>
          </table:table-cell>
          <table:table-cell office:value-type="float" office:value="37" calcext:value-type="float">
            <text:p>37.000</text:p>
          </table:table-cell>
          <table:table-cell office:value-type="percentage" office:value="0.0207" calcext:value-type="percentage">
            <text:p>2.07%</text:p>
          </table:table-cell>
          <table:table-cell table:style-name="ce43" table:formula="of:=IF([.E12]&gt;0;[.F12]/[.E12]-1.0014;([.F12]-[.E12]))" office:value-type="percentage" office:value="0.0710637681159421" calcext:value-type="percentage">
            <text:p>7.11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5.21" calcext:value-type="float">
            <text:p>15.210</text:p>
          </table:table-cell>
          <table:table-cell office:value-type="percentage" office:value="-0.0887" calcext:value-type="percentage">
            <text:p>-8.87%</text:p>
          </table:table-cell>
          <table:table-cell table:style-name="ce42" table:formula="of:=IF([.E13]&gt;0;[.F13]/[.E13]-1.0014;([.F13]-[.E13]))" office:value-type="percentage" office:value="-0.101186931818182" calcext:value-type="percentage">
            <text:p>-10.12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18.11" calcext:value-type="float">
            <text:p>18.110</text:p>
          </table:table-cell>
          <table:table-cell office:value-type="float" office:value="15.21" calcext:value-type="float">
            <text:p>15.210</text:p>
          </table:table-cell>
          <table:table-cell office:value-type="percentage" office:value="-0.0887" calcext:value-type="percentage">
            <text:p>-8.87%</text:p>
          </table:table-cell>
          <table:table-cell table:style-name="ce42" table:formula="of:=IF([.E14]&gt;0;[.F14]/[.E14]-1.0014;([.F14]-[.E14]))" office:value-type="percentage" office:value="-0.161532523467697" calcext:value-type="percentage">
            <text:p>-16.15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26" calcext:value-type="float">
            <text:p>14.260</text:p>
          </table:table-cell>
          <table:table-cell office:value-type="percentage" office:value="-0.0946" calcext:value-type="percentage">
            <text:p>-9.46%</text:p>
          </table:table-cell>
          <table:table-cell table:style-name="ce42" table:formula="of:=IF([.E15]&gt;0;[.F15]/[.E15]-1.0014;([.F15]-[.E15]))" office:value-type="percentage" office:value="-0.174253828306264" calcext:value-type="percentage">
            <text:p>-17.43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21" calcext:value-type="percentage">
            <text:p>8.21%</text:p>
          </table:table-cell>
          <table:table-cell office:value-type="string" calcext:value-type="string">
            <text:p>融创中国</text:p>
          </table:table-cell>
          <table:table-cell office:value-type="percentage" office:value="0.0821" calcext:value-type="percentage">
            <text:p>8.21%</text:p>
          </table:table-cell>
          <table:table-cell office:value-type="float" office:value="27.05" calcext:value-type="float">
            <text:p>27.050</text:p>
          </table:table-cell>
          <table:table-cell office:value-type="float" office:value="21.95" calcext:value-type="float">
            <text:p>21.950</text:p>
          </table:table-cell>
          <table:table-cell office:value-type="percentage" office:value="-0.06" calcext:value-type="percentage">
            <text:p>-6.00%</text:p>
          </table:table-cell>
          <table:table-cell table:style-name="ce45" table:formula="of:=IF([.E16]&gt;0;[.F16]/[.E16]-1.0014;([.F16]-[.E16]))" office:value-type="percentage" office:value="-0.189939741219963" calcext:value-type="percentage">
            <text:p>-18.99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9" calcext:value-type="percentage" table:number-columns-spanned="1" table:number-rows-spanned="2">
            <text:p>3.90%</text:p>
          </table:table-cell>
          <table:table-cell office:value-type="string" calcext:value-type="string">
            <text:p>北京君正DXN1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77" calcext:value-type="float">
            <text:p>18.770</text:p>
          </table:table-cell>
          <table:table-cell office:value-type="percentage" office:value="-0.1262" calcext:value-type="percentage">
            <text:p>-12.62%</text:p>
          </table:table-cell>
          <table:table-cell table:style-name="ce46" table:formula="of:=IF([.E17]&gt;0;[.F17]/[.E17]-1.0014;([.F17]-[.E17]))" office:value-type="percentage" office:value="22.74" calcext:value-type="percentage">
            <text:p>2274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I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77" calcext:value-type="float">
            <text:p>18.770</text:p>
          </table:table-cell>
          <table:table-cell office:value-type="percentage" office:value="-0.1262" calcext:value-type="percentage">
            <text:p>-12.62%</text:p>
          </table:table-cell>
          <table:table-cell table:style-name="ce47" table:formula="of:=IF([.E18]&gt;0;[.F18]/[.E18]-1.0014;([.F18]-[.E18]))" office:value-type="percentage" office:value="-0.169248909381096" calcext:value-type="percentage">
            <text:p>-16.92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" calcext:value-type="percentage" table:number-columns-spanned="1" table:number-rows-spanned="2">
            <text:p>3.40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7" calcext:value-type="float">
            <text:p>38.700</text:p>
          </table:table-cell>
          <table:table-cell office:value-type="percentage" office:value="-0.0373" calcext:value-type="percentage">
            <text:p>-3.73%</text:p>
          </table:table-cell>
          <table:table-cell table:formula="of:=IF([.E19]&gt;0;[.F19]/[.E19]-1.0014;([.F19]-[.E19]))" office:value-type="percentage" office:value="-0.488674606181852" calcext:value-type="percentage">
            <text:p>-48.87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62" calcext:value-type="percentage">
            <text:p>1.62%</text:p>
          </table:table-cell>
          <table:table-cell office:value-type="string" calcext:value-type="string">
            <text:p>西宁特钢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6" calcext:value-type="float">
            <text:p>4.160</text:p>
          </table:table-cell>
          <table:table-cell office:value-type="percentage" office:value="-0.1423" calcext:value-type="percentage">
            <text:p>-14.23%</text:p>
          </table:table-cell>
          <table:table-cell table:style-name="ce50" table:formula="of:=IF([.E21]&gt;0;[.F21]/[.E21]-1.0014;([.F21]-[.E21]))" office:value-type="percentage" office:value="-0.280679279279279" calcext:value-type="percentage">
            <text:p>-28.07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85" calcext:value-type="percentage">
            <text:p>1.85%</text:p>
          </table:table-cell>
          <table:table-cell office:value-type="string" calcext:value-type="string">
            <text:p>潍柴动力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8.752" calcext:value-type="float">
            <text:p>8.752</text:p>
          </table:table-cell>
          <table:table-cell office:value-type="float" office:value="8.11" calcext:value-type="float">
            <text:p>8.110</text:p>
          </table:table-cell>
          <table:table-cell office:value-type="percentage" office:value="-0.0515" calcext:value-type="percentage">
            <text:p>-5.15%</text:p>
          </table:table-cell>
          <table:table-cell table:style-name="ce58" table:formula="of:=IF([.E22]&gt;0;[.F22]/[.E22]-1.0014;([.F22]-[.E22]))" office:value-type="percentage" office:value="-0.0747546617915907" calcext:value-type="percentage">
            <text:p>-7.48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94" calcext:value-type="float">
            <text:p>10.940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1" calcext:value-type="percentage">
            <text:p>1.11%</text:p>
          </table:table-cell>
          <table:table-cell office:value-type="string" calcext:value-type="string">
            <text:p>泸州老窖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3.65" calcext:value-type="float">
            <text:p>43.650</text:p>
          </table:table-cell>
          <table:table-cell office:value-type="percentage" office:value="-0.0812" calcext:value-type="percentage">
            <text:p>-8.12%</text:p>
          </table:table-cell>
          <table:table-cell table:style-name="ce52" table:formula="of:=IF([.E23]&gt;0;[.F23]/[.E23]-1.0014;([.F23]-[.E23]))" office:value-type="percentage" office:value="-0.337693277783691" calcext:value-type="percentage">
            <text:p>-33.77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2" calcext:value-type="percentage">
            <text:p>0.8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2.15" calcext:value-type="float">
            <text:p>2.150</text:p>
          </table:table-cell>
          <table:table-cell office:value-type="float" office:value="10.96" calcext:value-type="float">
            <text:p>10.960</text:p>
          </table:table-cell>
          <table:table-cell table:style-name="ce44" office:value-type="percentage" office:value="-0.0284" calcext:value-type="percentage">
            <text:p>-2.84%</text:p>
          </table:table-cell>
          <table:table-cell table:style-name="ce53" table:formula="of:=IF([.E24]&gt;0;[.F24]/[.E24]-1.0014;([.F24]-[.E24]))" office:value-type="percentage" office:value="4.09627441860465" calcext:value-type="percentage">
            <text:p>409.63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4" calcext:value-type="percentage" table:number-columns-spanned="1" table:number-rows-spanned="3">
            <text:p>0.74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5" calcext:value-type="float">
            <text:p>97.500</text:p>
          </table:table-cell>
          <table:table-cell office:value-type="percentage" office:value="-0.0367" calcext:value-type="percentage">
            <text:p>-3.67%</text:p>
          </table:table-cell>
          <table:table-cell table:formula="of:=IF([.E25]&gt;0;[.F25]/[.E25]-1.0014;([.F25]-[.E25]))" office:value-type="percentage" office:value="-0.0264000000000001" calcext:value-type="percentage">
            <text:p>-2.64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4" calcext:value-type="float">
            <text:p>97.400</text:p>
          </table:table-cell>
          <table:table-cell office:value-type="percentage" office:value="-0.0097" calcext:value-type="percentage">
            <text:p>-0.97%</text:p>
          </table:table-cell>
          <table:table-cell table:formula="of:=IF([.E26]&gt;0;[.F26]/[.E26]-1.0014;([.F26]-[.E26]))" office:value-type="percentage" office:value="-0.0274" calcext:value-type="percentage">
            <text:p>-2.7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" calcext:value-type="float">
            <text:p>95.000</text:p>
          </table:table-cell>
          <table:table-cell office:value-type="percentage" office:value="-0.004" calcext:value-type="percentage">
            <text:p>-0.40%</text:p>
          </table:table-cell>
          <table:table-cell table:formula="of:=IF([.E27]&gt;0;[.F27]/[.E27]-1.0014;([.F27]-[.E27]))" office:value-type="percentage" office:value="-0.0514000000000001" calcext:value-type="percentage">
            <text:p>-5.1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01" calcext:value-type="float" table:number-columns-spanned="4" table:number-rows-spanned="1">
            <text:p>1.00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699" calcext:value-type="percentage" table:number-columns-spanned="5" table:number-rows-spanned="1">
            <text:p>-6.9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65" calcext:value-type="percentage" table:number-columns-spanned="1" table:number-rows-spanned="3">
            <text:p>8.65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89" calcext:value-type="percentage">
            <text:p>4.89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84" calcext:value-type="float">
            <text:p>1.8400</text:p>
          </table:table-cell>
          <table:table-cell office:value-type="percentage" office:value="-0.1024" calcext:value-type="percentage">
            <text:p>-10.24%</text:p>
          </table:table-cell>
          <table:table-cell table:style-name="ce67" table:formula="of:=IF([.E31]&gt;0;[.F31]/[.E31]-1.0014;([.F31]-[.E31]))" office:value-type="percentage" office:value="-0.324581049069374" calcext:value-type="percentage">
            <text:p>-32.46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3" calcext:value-type="percentage">
            <text:p>1.43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4.48" calcext:value-type="float">
            <text:p>24.4800</text:p>
          </table:table-cell>
          <table:table-cell office:value-type="percentage" office:value="0.0351" calcext:value-type="percentage">
            <text:p>3.51%</text:p>
          </table:table-cell>
          <table:table-cell table:style-name="ce68" table:formula="of:=IF([.E32]&gt;0;[.F32]/[.E32]-1.0014;([.F32]-[.E32]))" office:value-type="percentage" office:value="-0.390850056116723" calcext:value-type="percentage">
            <text:p>-39.09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3" calcext:value-type="percentage">
            <text:p>2.33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7.5" calcext:value-type="float">
            <text:p>147.5000</text:p>
          </table:table-cell>
          <table:table-cell office:value-type="percentage" office:value="-0.0475" calcext:value-type="percentage">
            <text:p>-4.75%</text:p>
          </table:table-cell>
          <table:table-cell table:style-name="ce67" table:formula="of:=IF([.E33]&gt;0;[.F33]/[.E33]-1.0014;([.F33]-[.E33]))" office:value-type="percentage" office:value="-0.157747895817259" calcext:value-type="percentage">
            <text:p>-15.77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7" calcext:value-type="percentage">
            <text:p>2.9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7" calcext:value-type="percentage">
            <text:p>2.97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54.35" calcext:value-type="float">
            <text:p>154.3500</text:p>
          </table:table-cell>
          <table:table-cell office:value-type="percentage" office:value="-0.0228" calcext:value-type="percentage">
            <text:p>-2.28%</text:p>
          </table:table-cell>
          <table:table-cell table:style-name="ce67" table:formula="of:=IF([.E34]&gt;0;[.F34]/[.E34]-1.0014;([.F34]-[.E34]))" office:value-type="percentage" office:value="-0.118559030916879" calcext:value-type="percentage">
            <text:p>-11.86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1" calcext:value-type="percentage" table:number-columns-spanned="1" table:number-rows-spanned="2">
            <text:p>2.10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58.5" calcext:value-type="float">
            <text:p>258.5000</text:p>
          </table:table-cell>
          <table:table-cell office:value-type="percentage" office:value="-0.0121" calcext:value-type="percentage">
            <text:p>-1.21%</text:p>
          </table:table-cell>
          <table:table-cell table:style-name="ce67" table:formula="of:=IF([.E35]&gt;0;[.F35]/[.E35]-1.0014;([.F35]-[.E35]))" office:value-type="percentage" office:value="-0.235474074074074" calcext:value-type="percentage">
            <text:p>-23.55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19" calcext:value-type="percentage">
            <text:p>1.19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5.34" calcext:value-type="float">
            <text:p>5.3400</text:p>
          </table:table-cell>
          <table:table-cell office:value-type="percentage" office:value="-0.1551" calcext:value-type="percentage">
            <text:p>-15.51%</text:p>
          </table:table-cell>
          <table:table-cell table:style-name="ce70" table:formula="of:=IF([.E36]&gt;0;[.F36]/[.E36]-1.0014;([.F36]-[.E36]))" office:value-type="percentage" office:value="-0.279583292781833" calcext:value-type="percentage">
            <text:p>-27.96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7" calcext:value-type="percentage">
            <text:p>2.07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6" calcext:value-type="float">
            <text:p>23.6000</text:p>
          </table:table-cell>
          <table:table-cell office:value-type="percentage" office:value="-0.0452" calcext:value-type="percentage">
            <text:p>-4.52%</text:p>
          </table:table-cell>
          <table:table-cell table:style-name="ce61" table:formula="of:=IF([.E37]&gt;0;[.F37]/[.E37]-1.0014;([.F37]-[.E37]))" office:value-type="percentage" office:value="-0.140189853776735" calcext:value-type="percentage">
            <text:p>-14.02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6" calcext:value-type="percentage">
            <text:p>0.96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29" calcext:value-type="float">
            <text:p>1.2900</text:p>
          </table:table-cell>
          <table:table-cell office:value-type="percentage" office:value="-0.1164" calcext:value-type="percentage">
            <text:p>-11.64%</text:p>
          </table:table-cell>
          <table:table-cell table:style-name="ce71" table:formula="of:=IF([.E38]&gt;0;[.F38]/[.E38]-1.0014;([.F38]-[.E38]))" office:value-type="percentage" office:value="-0.244135544467273" calcext:value-type="percentage">
            <text:p>-24.41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6009.389247" calcext:value-type="float">
            <text:p>96009.39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20:25:09.376428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0-14T00:12:42.220910939</dc:date>
    <meta:editing-duration>P1DT17H8M39S</meta:editing-duration>
    <meta:editing-cycles>207</meta:editing-cycles>
    <meta:generator>LibreOffice/6.0.6.2$Linux_X86_64 LibreOffice_project/00m0$Build-2</meta:generator>
    <meta:document-statistic meta:table-count="1" meta:cell-count="377" meta:object-count="0"/>
  </office:meta>
</office:document-meta>
</file>